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4.547cm" fo:margin-left="0cm" fo:break-before="page" table:align="left"/>
    </style:style>
    <style:style style:name="Tabelle1.A" style:family="table-column">
      <style:table-column-properties style:column-width="2.782cm"/>
    </style:style>
    <style:style style:name="Tabelle1.B" style:family="table-column">
      <style:table-column-properties style:column-width="1.693cm"/>
    </style:style>
    <style:style style:name="Tabelle1.C" style:family="table-column">
      <style:table-column-properties style:column-width="10.072cm"/>
    </style:style>
    <style:style style:name="Tabelle1.A1" style:family="table-cell">
      <style:table-cell-properties fo:padding="0.141cm" fo:border="0.035cm solid #a3a3a3"/>
    </style:style>
    <style:style style:name="Tabelle1.A2" style:family="table-cell">
      <style:table-cell-properties fo:padding="0.141cm" fo:border-left="0.035cm solid #a3a3a3" fo:border-right="0.035cm solid #a3a3a3" fo:border-top="none" fo:border-bottom="0.035cm solid #a3a3a3"/>
    </style:style>
    <style:style style:name="P1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3" style:family="paragraph" style:parent-style-name="Standard" style:list-style-name="L1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4" style:family="paragraph" style:parent-style-name="Standard" style:list-style-name="L2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5" style:family="paragraph" style:parent-style-name="Standard" style:list-style-name="L3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6" style:family="paragraph" style:parent-style-name="Heading_20_1" style:master-page-name="MP0">
      <style:paragraph-properties style:page-number="auto" fo:break-before="pag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Beschreibung MASCOT-Elemente</text:h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Init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Schalte das System ein</text:p>
          </table:table-cell>
        </table:table-row>
        <table:table-row>
          <table:table-cell table:style-name="Tabelle1.A2" office:value-type="string">
            <text:p text:style-name="P1">C10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et der zentralen Kontrolle, dass das System initialisiert werden soll</text:p>
          </table:table-cell>
        </table:table-row>
        <table:table-row>
          <table:table-cell table:style-name="Tabelle1.A2" office:value-type="string">
            <text:p text:style-name="P1">User Interface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Interaktion mit Normal- und Super-User, Steuerung von Anzeigepanel sowie <text:s/>Knopf-Inputs</text:p>
          </table:table-cell>
        </table:table-row>
        <table:table-row>
          <table:table-cell table:style-name="Tabelle1.A1" office:value-type="string">
            <text:p text:style-name="P1">C9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Feedback ans User Interface zum aktuellen Status des Systems</text:p>
          </table:table-cell>
        </table:table-row>
        <table:table-row>
          <table:table-cell table:style-name="Tabelle1.A2" office:value-type="string">
            <text:p text:style-name="P1">C1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Benutzer- oder Operatorspezifische Kontrolle des Systems</text:p>
          </table:table-cell>
        </table:table-row>
        <table:table-row>
          <table:table-cell table:style-name="Tabelle1.A2" office:value-type="string">
            <text:p text:style-name="P1">C1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zeige im Display</text:p>
          </table:table-cell>
        </table:table-row>
        <table:table-row>
          <table:table-cell table:style-name="Tabelle1.A2" office:value-type="string">
            <text:p text:style-name="P1">C1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Gibt aus, welche Knöpfe gedrückt sind</text:p>
          </table:table-cell>
        </table:table-row>
        <table:table-row>
          <table:table-cell table:style-name="Tabelle1.A2" office:value-type="string">
            <text:p text:style-name="P1">CK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ahlwerk-Message: Pulvermenge</text:p>
            <text:p text:style-name="P1">liefert Füllgrad in Gramm</text:p>
          </table:table-cell>
        </table:table-row>
        <table:table-row>
          <table:table-cell table:style-name="Tabelle1.A2" office:value-type="string">
            <text:p text:style-name="P1">CK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wort mit Inhalt:</text:p>
            <text:p text:style-name="P1">-Job erledigt</text:p>
            <text:p text:style-name="P1">-Statistik-Daten</text:p>
            <text:p text:style-name="P1">-Fehlermeldung (Bohnen leer, Kaffee-Kuchen-Behälter voll)</text:p>
          </table:table-cell>
        </table:table-row>
        <table:table-row>
          <table:table-cell table:style-name="Tabelle1.A2" office:value-type="string">
            <text:p text:style-name="P1">Mahlwerk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Mahlvorgang der Kaffee-Bohnen anhand Pulverdosier (Unklar: ist dies ein Sensor und es gibt noch einen Motor zum Ansteuern oder ein Mahlwerk mit Eingabe der Menge zu produzierendes Kaffee-Pulver) </text:p>
          </table:table-cell>
        </table:table-row>
        <table:table-row>
          <table:table-cell table:style-name="Tabelle1.A2" office:value-type="string">
            <text:p text:style-name="P1">CK4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atus Kaffee-Kuchen-Behälter: </text:p>
            <text:p text:style-name="P1">OK</text:p>
            <text:p text:style-name="P1">Warning: Beinahe voll</text:p>
            <text:p text:style-name="P1">Error: Ueberfüllt</text:p>
          </table:table-cell>
        </table:table-row>
        <table:table-row>
          <table:table-cell table:style-name="Tabelle1.A2" office:value-type="string">
            <text:p text:style-name="P1">CK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euerbefehl Motor: </text:p>
            <text:p text:style-name="P1">Stärke 0 – 100 %</text:p>
          </table:table-cell>
        </table:table-row>
        <table:table-row>
          <table:table-cell table:style-name="Tabelle1.A2" office:value-type="string">
            <text:p text:style-name="P1">CK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 (Interrupt):</text:p>
            <text:p text:style-name="P1">- Keine Bohnen mehr</text:p>
          </table:table-cell>
        </table:table-row>
        <table:table-row>
          <table:table-cell table:style-name="Tabelle1.A2" office:value-type="string">
            <text:p text:style-name="P1">CK8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 (Interrupt):</text:p>
            <text:p text:style-name="P1">- Keine Bohnen mehr (Hardware-Sensor)</text:p>
          </table:table-cell>
        </table:table-row>
        <table:table-row>
          <table:table-cell table:style-name="Tabelle1.A2" office:value-type="string">
            <text:p text:style-name="P1">Füllstands-Überwach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ignale des Hardware-Sensors werden über Zeitraum t gesammelt und ausgewertet. Idee dahinter ist das Vermeiden eines ungewollten Mahlunterbruches durch einzelne Signale des Sensors, erst bei konstantem Signal wird die Meldung an das Mahlwerk weitergegeben.</text:p>
          </table:table-cell>
        </table:table-row>
        <table:table-row>
          <table:table-cell table:style-name="Tabelle1.A2" office:value-type="string">
            <text:p text:style-name="P1">CK5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: Wirf Kuchen aus</text:p>
          </table:table-cell>
        </table:table-row>
        <text:soft-page-break/>
        <table:table-row>
          <table:table-cell table:style-name="Tabelle1.A2" office:value-type="string">
            <text:p text:style-name="P1">CK6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 Erfolg, Fehler</text:p>
          </table:table-cell>
        </table:table-row>
        <table:table-row>
          <table:table-cell table:style-name="Tabelle1.A2" office:value-type="string">
            <text:p text:style-name="P1">PK1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Read-Only Betriebsparameter des Motors gemäss Spezifikation</text:p>
          </table:table-cell>
        </table:table-row>
        <table:table-row>
          <table:table-cell table:style-name="Tabelle1.A2" office:value-type="string">
            <text:p text:style-name="P1">Motor-steuer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en Mahlwerk-Motor gemäss Parametern aus PK1 mittels Timer</text:p>
          </table:table-cell>
        </table:table-row>
        <table:table-row>
          <table:table-cell table:style-name="Tabelle1.A2" office:value-type="string">
            <text:p text:style-name="P1">CK10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 an Motor-Steuerung: </text:p>
            <text:list xml:id="list38148924" text:style-name="L1">
              <text:list-item>
                <text:p text:style-name="P3">Mahle Kaffee</text:p>
              </text:list-item>
              <text:list-item>
                <text:p text:style-name="P3">Stop</text:p>
              </text:list-item>
            </text:list>
          </table:table-cell>
        </table:table-row>
        <table:table-row>
          <table:table-cell table:style-name="Tabelle1.A2" office:value-type="string">
            <text:p text:style-name="P1">CK1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:</text:p>
            <text:list xml:id="list38161409" text:style-name="L2">
              <text:list-item>
                <text:p text:style-name="P4">Dosiere Pulver: x Gramm</text:p>
              </text:list-item>
              <text:list-item>
                <text:p text:style-name="P4">Stop</text:p>
              </text:list-item>
            </text:list>
          </table:table-cell>
        </table:table-row>
        <table:table-row>
          <table:table-cell table:style-name="Tabelle1.A2" office:value-type="string">
            <text:p text:style-name="P1">CK1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</text:p>
            <text:list xml:id="list38148188" text:style-name="L3">
              <text:list-item>
                <text:p text:style-name="P5">Dosierung fertig</text:p>
              </text:list-item>
              <text:list-item>
                <text:p text:style-name="P5">Fehler (keine Bohnen)</text:p>
              </text:list-item>
            </text:list>
          </table:table-cell>
        </table:table-row>
        <table:table-row>
          <table:table-cell table:style-name="Tabelle1.A2" office:value-type="string">
            <text:p text:style-name="P1">Kaffee-Pulver-Dosier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en Dosiervorgang, loose Kupplung auf Motorsteuerung, damit diese unabhängig den Motor überwachen kann. In Implementation kann eine Fusion mit Mahlwerk-Aktivität in Betracht gezogen werden, es sind keine zwingenden Parallelitäten absehbar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37M19S</meta:editing-duration>
    <meta:editing-cycles>15</meta:editing-cycles>
    <meta:generator>OpenOffice.org/3.2$Win32 OpenOffice.org_project/320m18$Build-9502</meta:generator>
    <dc:date>2011-07-05T18:07:47.85</dc:date>
    <dc:creator>Toni Baumann</dc:creator>
    <meta:document-statistic meta:table-count="1" meta:image-count="0" meta:object-count="0" meta:page-count="3" meta:paragraph-count="86" meta:word-count="282" meta:character-count="1911"/>
    <meta:user-defined meta:name="Info 1"/>
    <meta:user-defined meta:name="Info 2"/>
    <meta:user-defined meta:name="Info 3"/>
    <meta:user-defined meta:name="Info 4"/>
  </office:meta>
</office:document-meta>
</file>